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2.29166mm" fo:page-width="132.29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7d00" draw:opacity="100.0%" draw:stroke="solid" svg:stroke-color="#000000" draw:stroke-linejoin="miter" svg:stroke-opacity="100.0%" svg:stroke-width="2.203233mm"/>
    </style:style>
    <style:style style:family="graphic" style:name="style-3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17424">
          <draw:polygon svg:height="130.08818mm" draw:points="0.0,13008.817 13008.732,13008.817 13008.732,2.910383E-11 0.0,2.910383E-11 0.0,13008.817" draw:style-name="style-2" svg:viewBox="0.0 0.0 13008.732 13008.817" svg:width="130.08733mm" svg:x="1.1021526mm" svg:y="1.10167mm"/>
          <draw:path svg:d="M 5414.6787 0.006702418 C 5414.663 0.021782858 5414.694 0.88501483 5414.6787 0.9000953 C 5414.9814 0.8243974 5415.284 0.11265976 5415.5723 0.006702418 C 5415.466 0.006702418 5414.7847 -0.008476587 5414.6787 0.006702418 z M 5347.339 2.70206 C 5346.718 2.7778566 5346.1724 3.5046744 5345.552 3.5955515 C 5347.9443 3.444057 5350.322 2.8383753 5352.7295 2.70206 C 5352.1387 2.70206 5351.518 2.671899 5350.9277 2.70206 C 5349.625 2.762579 5348.611 2.5354853 5347.339 2.70206 z M 5674.121 4.488846 C 5678.906 4.8371744 5683.721 5.003749 5688.491 5.382337 C 5683.797 5.094626 5678.83 4.761575 5674.121 4.488846 z M 5688.491 5.382337 C 6897.4487 101.478645 7849.402 1115.0027 7849.402 2348.5369 C 7849.402 3604.5125 6861.3936 4628.9087 5621.1514 4692.5996 L 5621.1514 5173.793 C 5959.76 5227.3228 6219.0654 5521.3657 6219.0654 5874.9355 C 6219.0654 5961.477 6203.4834 6044.2324 6175.0757 6120.9307 L 6614.9893 6374.9976 C 7294.8115 5348.072 8666.387 5012.991 9747.267 5637.0425 C 10825.571 6259.5938 11223.722 7610.1973 10680.034 8710.959 C 11426.196 7258.6562 10907.328 5458.5986 9477.937 4633.331 C 9120.309 4426.858 8739.254 4301.067 8353.931 4249.097 C 8501.437 3889.5154 8582.874 3495.7566 8582.874 3082.9028 C 8582.874 1444.4044 7302.579 103.068695 5688.491 5.382337 z M 5294.369 7.184302 C 3688.352 113.25972 2416.1582 1450.2042 2416.1582 3082.9028 C 2416.1582 3484.0059 2492.8113 3867.3462 2632.5188 4218.569 C 2258.673 4273.31 1888.0828 4397.8447 1540.8427 4598.3354 C 121.02171 5418.0615 -399.08865 7199.1904 325.2832 8646.329 C -197.71945 7550.8374 203.35323 6218.3447 1272.4211 5601.1235 C 2360.13 4973.1357 3741.0945 5316.6055 4416.373 6358.84 L 4841.0083 6113.753 C 4814.3267 6039.145 4800.607 5958.6904 4800.607 5874.9355 C 4800.607 5536.3877 5037.9707 5253.217 5355.425 5182.7725 L 5355.425 4691.691 C 4126.1763 4616.401 3150.5244 3596.6384 3150.5244 2348.5369 C 3150.5244 1120.6509 4093.3013 111.15497 5294.369 7.184302 z M 5431.7295 2959.0195 C 4811.298 2973.2988 4239.323 3184.511 3769.987 3528.2078 C 3807.4653 3583.6912 3847.7603 3637.3875 3890.2812 3688.9033 C 3932.8025 3740.404 3977.746 3789.83 4024.9465 3837.0303 C 4072.1316 3884.2153 4121.5576 3929.1746 4173.0737 3971.6953 C 4210.946 4002.9502 4251.5283 4031.1008 4291.5815 4059.6753 C 4638.0186 3832.2 5052.9014 3698.7764 5499.963 3698.7764 C 5947.0244 3698.7764 6361.014 3832.2 6707.4517 4059.6753 C 6747.489 4031.1008 6788.0713 4002.9502 6825.9443 3971.6953 C 6877.4746 3929.1746 6926.8857 3884.2153 6974.0864 3837.0303 C 7021.2715 3789.83 7066.2305 3740.404 7108.7515 3688.9033 C 7151.2573 3637.3875 7191.5522 3583.6912 7229.046 3528.2078 C 6742.75 3172.0942 6146.334 2959.0195 5499.963 2959.0195 C 5484.8047 2959.0195 5469.2686 2958.7925 5454.1714 2959.0195 C 5446.8115 2959.1257 5439.089 2958.8528 5431.7295 2959.0195 z M 2603.7927 5548.1543 C 2538.5427 6147.355 2652.2803 6770.437 2975.4583 7330.2065 C 3298.6516 7889.9756 3781.3286 8300.892 4332.876 8543.979 C 4362.1772 8483.771 4388.5254 8421.625 4411.876 8359.039 C 4435.226 8296.47 4455.654 8233.1875 4472.9316 8168.7246 C 4490.1943 8104.261 4504.944 8038.875 4516.013 7973.004 C 4524.1445 7924.5767 4528.3545 7875.6357 4533.079 7826.664 C 4162.852 7640.377 3839.9922 7347.4995 3616.469 6960.3423 C 3392.9307 6573.1714 3300.923 6147.764 3324.682 5733.9863 C 3279.92 5713.589 3235.1423 5692.813 3189.1235 5675.641 C 3126.5532 5652.2905 3063.2715 5631.8633 2998.8083 5614.6 C 2934.3457 5597.3223 2868.959 5583.4673 2803.0876 5572.397 C 2737.216 5561.328 2670.588 5552.878 2603.7927 5548.1543 z M 8415.895 5583.1646 C 8349.084 5587.9033 8282.456 5596.3384 8216.585 5607.407 C 8150.7134 5618.4766 8085.342 5632.3325 8020.864 5649.6104 C 7956.401 5666.8887 7892.2256 5687.301 7829.6406 5710.6514 C 7783.6367 5727.823 7739.7524 5749.5083 7694.975 5769.906 C 7718.7495 6183.668 7626.7417 6609.075 7403.2036 6996.246 C 7179.68 7383.403 6856.805 7675.387 6486.6084 7861.689 C 6491.318 7910.661 6495.5127 7959.587 6503.6597 8008.014 C 6514.714 8073.8853 6528.57 8139.257 6545.863 8203.734 C 6563.125 8268.198 6583.553 8332.373 6606.903 8394.959 C 6630.2534 8457.544 6656.6016 8518.781 6685.903 8579.004 C 7237.4497 8335.901 7720.127 7925.8945 8043.321 7366.125 C 8366.514 6806.341 8481.13 6182.3804 8415.895 5583.1646 z M 4975.6733 6340.8804 L 4548.3276 6588.662 C 5097.7544 7690.863 4702.7236 9045.736 3621.8447 9669.772 C 2546.2954 10290.749 1181.761 9963.967 498.54733 8948.868 C 1385.0988 10314.932 3198.0425 10762.75 4624.648 9939.102 C 4970.2217 9739.58 5261.7363 9482.364 5495.4805 9187.686 C 5733.7837 9497.446 6035.413 9766.488 6395.0244 9974.112 C 7823.235 10798.684 9638.359 10349.049 10523.82 8979.3955 C 9841.878 9998.886 8475.346 10328.682 7397.8276 9706.584 C 6310.119 9078.596 5917.1475 7710.745 6482.111 6604.8193 L 6037.7144 6348.0586 C 5907.85 6492.657 5719.352 6584.165 5509.836 6584.165 C 5296.8823 6584.165 5105.7046 6489.6284 4975.6733 6340.8804 z" svg:height="103.87202mm" draw:style-name="style-3" svg:viewBox="0.0 0.0 11019.828 10387.202" svg:width="110.19828mm" svg:x="11.046688mm" svg:y="14.209821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2.29166mm" fo:page-width="132.29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